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9d5" officeooo:paragraph-rsid="000969d5"/>
    </style:style>
    <style:style style:name="P2" style:family="paragraph" style:parent-style-name="Standard">
      <style:text-properties officeooo:rsid="00098ff8" officeooo:paragraph-rsid="00098ff8"/>
    </style:style>
    <style:style style:name="P3" style:family="paragraph" style:parent-style-name="Standard">
      <style:text-properties officeooo:rsid="000b1f4b" officeooo:paragraph-rsid="000b1f4b"/>
    </style:style>
    <style:style style:name="P4" style:family="paragraph" style:parent-style-name="Standard">
      <style:text-properties officeooo:rsid="000b1f4b" officeooo:paragraph-rsid="000b6d12"/>
    </style:style>
    <style:style style:name="P5" style:family="paragraph" style:parent-style-name="Standard">
      <style:text-properties officeooo:rsid="000ddec1" officeooo:paragraph-rsid="000ddec1"/>
    </style:style>
    <style:style style:name="P6" style:family="paragraph" style:parent-style-name="Standard">
      <style:text-properties fo:font-weight="bold" officeooo:rsid="000969d5" officeooo:paragraph-rsid="000969d5" style:font-weight-asian="bold" style:font-weight-complex="bold"/>
    </style:style>
    <style:style style:name="P7" style:family="paragraph" style:parent-style-name="Standard">
      <style:text-properties fo:font-weight="bold" officeooo:rsid="000b1f4b" officeooo:paragraph-rsid="000b1f4b" style:font-weight-asian="bold" style:font-weight-complex="bold"/>
    </style:style>
    <style:style style:name="P8" style:family="paragraph" style:parent-style-name="Standard">
      <style:text-properties fo:font-weight="bold" officeooo:rsid="00098ff8" officeooo:paragraph-rsid="00098ff8" style:font-weight-asian="bold" style:font-weight-complex="bold"/>
    </style:style>
    <style:style style:name="P9" style:family="paragraph" style:parent-style-name="Standard">
      <style:text-properties officeooo:rsid="000e104e" officeooo:paragraph-rsid="000e104e"/>
    </style:style>
    <style:style style:name="P10" style:family="paragraph" style:parent-style-name="Standard">
      <style:text-properties officeooo:rsid="000f9168" officeooo:paragraph-rsid="000f9168"/>
    </style:style>
    <style:style style:name="P11" style:family="paragraph" style:parent-style-name="Standard">
      <style:text-properties officeooo:rsid="0014f9fb" officeooo:paragraph-rsid="0014f9fb"/>
    </style:style>
    <style:style style:name="P12" style:family="paragraph" style:parent-style-name="Standard">
      <style:text-properties officeooo:rsid="0018f63d" officeooo:paragraph-rsid="0018f63d"/>
    </style:style>
    <style:style style:name="P13" style:family="paragraph" style:parent-style-name="Standard">
      <style:text-properties officeooo:rsid="000ddec1" officeooo:paragraph-rsid="000ddec1" fo:background-color="transparent"/>
    </style:style>
    <style:style style:name="P14" style:family="paragraph" style:parent-style-name="Standard">
      <style:text-properties officeooo:rsid="00098ff8" officeooo:paragraph-rsid="00098ff8" fo:background-color="transparent"/>
    </style:style>
    <style:style style:name="P15" style:family="paragraph" style:parent-style-name="Standard">
      <style:text-properties officeooo:rsid="000e104e" officeooo:paragraph-rsid="000e104e" fo:background-color="transparent"/>
    </style:style>
    <style:style style:name="P16" style:family="paragraph" style:parent-style-name="Standard">
      <style:text-properties officeooo:rsid="0014bac3" officeooo:paragraph-rsid="0014bac3" fo:background-color="transparent"/>
    </style:style>
    <style:style style:name="P17" style:family="paragraph" style:parent-style-name="Standard">
      <style:text-properties officeooo:rsid="0017437c" officeooo:paragraph-rsid="0017437c" fo:background-color="transparent"/>
    </style:style>
    <style:style style:name="P18" style:family="paragraph" style:parent-style-name="Standard">
      <style:paragraph-properties style:writing-mode="lr-tb"/>
      <style:text-properties officeooo:rsid="0014bac3" officeooo:paragraph-rsid="0014bac3" fo:background-color="transparent"/>
    </style:style>
    <style:style style:name="P19" style:family="paragraph" style:parent-style-name="Standard">
      <style:paragraph-properties style:writing-mode="lr-tb"/>
      <style:text-properties officeooo:rsid="000ddec1" officeooo:paragraph-rsid="000ddec1" fo:background-color="transparent"/>
    </style:style>
    <style:style style:name="P20" style:family="paragraph" style:parent-style-name="Standard">
      <style:paragraph-properties style:writing-mode="lr-tb"/>
      <style:text-properties officeooo:rsid="000ddec1" officeooo:paragraph-rsid="000ddec1"/>
    </style:style>
    <style:style style:name="P21" style:family="paragraph" style:parent-style-name="Standard">
      <style:paragraph-properties style:writing-mode="lr-tb"/>
      <style:text-properties fo:font-weight="bold" officeooo:rsid="000ddec1" officeooo:paragraph-rsid="000ddec1" fo:background-color="transparent" style:font-weight-asian="bold" style:font-weight-complex="bold"/>
    </style:style>
    <style:style style:name="P22" style:family="paragraph" style:parent-style-name="Standard">
      <style:text-properties fo:font-weight="bold" officeooo:rsid="000ddec1" officeooo:paragraph-rsid="000ddec1" style:font-weight-asian="bold" style:font-weight-complex="bold"/>
    </style:style>
    <style:style style:name="P23" style:family="paragraph" style:parent-style-name="Standard">
      <style:text-properties fo:font-weight="bold" officeooo:rsid="000ddec1" officeooo:paragraph-rsid="000ddec1" fo:background-color="transparent" style:font-weight-asian="bold" style:font-weight-complex="bold"/>
    </style:style>
    <style:style style:name="P24" style:family="paragraph" style:parent-style-name="Standard">
      <style:text-properties fo:font-weight="bold" officeooo:rsid="000f9168" officeooo:paragraph-rsid="000f9168" fo:background-color="transparent" style:font-weight-asian="bold" style:font-weight-complex="bold"/>
    </style:style>
    <style:style style:name="T1" style:family="text">
      <style:text-properties officeooo:rsid="00098ff8"/>
    </style:style>
    <style:style style:name="T2" style:family="text">
      <style:text-properties officeooo:rsid="000b1f4b"/>
    </style:style>
    <style:style style:name="T3" style:family="text">
      <style:text-properties officeooo:rsid="000ddec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cdce" style:font-style-asian="italic" style:font-style-complex="italic"/>
    </style:style>
    <style:style style:name="T6" style:family="text">
      <style:text-properties officeooo:rsid="000e64a3"/>
    </style:style>
    <style:style style:name="T7" style:family="text">
      <style:text-properties officeooo:rsid="0014f9fb"/>
    </style:style>
    <style:style style:name="T8" style:family="text">
      <style:text-properties officeooo:rsid="001a4750"/>
    </style:style>
    <style:style style:name="T9" style:family="text">
      <style:text-properties officeooo:rsid="001ba944"/>
    </style:style>
    <style:style style:name="T10" style:family="text">
      <style:text-properties officeooo:rsid="001c3886"/>
    </style:style>
    <style:style style:name="T11" style:family="text">
      <style:text-properties officeooo:rsid="001ccdce"/>
    </style:style>
    <style:style style:name="T12" style:family="text">
      <style:text-properties fo:font-style="normal" officeooo:rsid="001ccdce" style:font-style-asian="normal" style:font-style-complex="normal"/>
    </style:style>
    <style:style style:name="T13" style:family="text">
      <style:text-properties officeooo:rsid="001cd8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rguntas Brasil</text:p>
      <text:p text:style-name="P6"/>
      <text:p text:style-name="P6">Fácil</text:p>
      <text:p text:style-name="P1"/>
      <text:p text:style-name="P1">1- Qual é a capital de Pernambuco?</text:p>
      <text:p text:style-name="P1"/>
      <text:p text:style-name="P1">a) Recife</text:p>
      <text:p text:style-name="P1">b) Rio de Janeiro</text:p>
      <text:p text:style-name="P1">c) Cuiabá</text:p>
      <text:p text:style-name="P1">d) São Paulo</text:p>
      <text:p text:style-name="P1">e) Manaus</text:p>
      <text:p text:style-name="P1"/>
      <text:p text:style-name="P1"/>
      <text:p text:style-name="P1">2- Qual dessas cidades está localizada no Brasil?</text:p>
      <text:p text:style-name="P1"/>
      <text:p text:style-name="P1">a) Pindamonhangaba</text:p>
      <text:p text:style-name="P1">b) Mangacatapinha</text:p>
      <text:p text:style-name="P1">c) Isengard</text:p>
      <text:p text:style-name="P1">d) Garapa</text:p>
      <text:p text:style-name="P1">e) Goiabada</text:p>
      <text:p text:style-name="P1"/>
      <text:p text:style-name="P1"/>
      <text:p text:style-name="P1">3- Em qual região se localiza o estado do Mato Grosso?</text:p>
      <text:p text:style-name="P1"/>
      <text:p text:style-name="P1">a) Centro-Oeste</text:p>
      <text:p text:style-name="P1">b) <text:span text:style-name="T1">Sul</text:span></text:p>
      <text:p text:style-name="P2">c) Nordeste</text:p>
      <text:p text:style-name="P2">d) Sudeste</text:p>
      <text:p text:style-name="P2">e) Norte</text:p>
      <text:p text:style-name="P2"/>
      <text:p text:style-name="P2"/>
      <text:p text:style-name="P2">4- Quem nasce no município de Aracaju é:</text:p>
      <text:p text:style-name="P2"/>
      <text:p text:style-name="P2">a) Aracajuano</text:p>
      <text:p text:style-name="P2">b) Um caju</text:p>
      <text:p text:style-name="P2">c) Cajuano</text:p>
      <text:p text:style-name="P2">d) Cajueiro</text:p>
      <text:p text:style-name="P2">e) Araqueiro</text:p>
      <text:p text:style-name="P2"/>
      <text:p text:style-name="P2"/>
      <text:p text:style-name="P2">5- <text:span text:style-name="T2">Qual desses estados não é banhado pelo mar?</text:span></text:p>
      <text:p text:style-name="P2"/>
      <text:p text:style-name="P3">a) Minas Gerais</text:p>
      <text:p text:style-name="P3">b) Bahia</text:p>
      <text:p text:style-name="P3">c) Espírito Santo</text:p>
      <text:p text:style-name="P3">d) Ceará</text:p>
      <text:p text:style-name="P3">e) Paraíba</text:p>
      <text:p text:style-name="P3"/>
      <text:p text:style-name="P3"/>
      <text:p text:style-name="P3">6- Qual é o maior rio do Brasil?</text:p>
      <text:p text:style-name="P3"/>
      <text:p text:style-name="P3">a) Amazonas</text:p>
      <text:p text:style-name="P3"><text:soft-page-break/>b) Paraná</text:p>
      <text:p text:style-name="P3">c) São Francisco</text:p>
      <text:p text:style-name="P3">d) Rio de Janeiro</text:p>
      <text:p text:style-name="P3">e) Araguaia</text:p>
      <text:p text:style-name="P3"/>
      <text:p text:style-name="P5">7- Qual o estado brasileiro com a maior população?</text:p>
      <text:p text:style-name="P5"/>
      <text:p text:style-name="P5">a) São Paulo</text:p>
      <text:p text:style-name="P5">b) Tocantins</text:p>
      <text:p text:style-name="P5">c) Braavos</text:p>
      <text:p text:style-name="P5">d) Minas Gerais</text:p>
      <text:p text:style-name="P5">e) Maranhão</text:p>
      <text:p text:style-name="P13"/>
      <text:p text:style-name="P21">8- Segundo a <text:span text:style-name="T4">Harry Potter wiki</text:span>, <text:span text:style-name="T11">as cidades brasileiras</text:span> de Caxambu, Manaus e Teresina <text:span text:style-name="T11">podem possuir</text:span> populações mágicas. <text:span text:style-name="T9">Em que </text:span>estados <text:span text:style-name="T11">elas</text:span> se localizam?</text:p>
      <text:p text:style-name="P13"/>
      <text:p text:style-name="P13">a) Minas Gerais, Amazonas e Piauí</text:p>
      <text:p text:style-name="P13">b) Espírito Santo, Pará e Alagoas</text:p>
      <text:p text:style-name="P13">c) Minas Gerais, Pará e Piauí</text:p>
      <text:p text:style-name="P13">d) Espírito Santo, Amazonas e Piauí</text:p>
      <text:p text:style-name="P13">e) Espírito Santo, Azkaban e Alagoas</text:p>
      <text:p text:style-name="P5"/>
      <text:p text:style-name="P12">9- Qual é o estado brasileiro com maior extensão?</text:p>
      <text:p text:style-name="P12"/>
      <text:p text:style-name="P12">a) Amazonas</text:p>
      <text:p text:style-name="P12">b) São Paulo</text:p>
      <text:p text:style-name="P12">c) Minas Gerais</text:p>
      <text:p text:style-name="P12">d) Pará</text:p>
      <text:p text:style-name="P12">e)Mata Grosso</text:p>
      <text:p text:style-name="P12"/>
      <text:p text:style-name="P12">10- Qual o tipo de relevo predominante em Brasília?</text:p>
      <text:p text:style-name="P12"/>
      <text:p text:style-name="P12">a) Planalto</text:p>
      <text:p text:style-name="P12">b) Depressão</text:p>
      <text:p text:style-name="P12">c) Serra</text:p>
      <text:p text:style-name="P12">d) Chapada</text:p>
      <text:p text:style-name="P12">e) Tabuleiro</text:p>
      <text:p text:style-name="P5"/>
      <text:p text:style-name="P9"><text:s/></text:p>
      <text:p text:style-name="P7">Moderado</text:p>
      <text:p text:style-name="P3"/>
      <text:p text:style-name="P3">1<text:span text:style-name="T3">-</text:span> Quantas pessoas vivem no Brasil?</text:p>
      <text:p text:style-name="P3"/>
      <text:p text:style-name="P3">a) Entre 200 e 210 milhões</text:p>
      <text:p text:style-name="P3">b) Entre 150 e 170 milhões</text:p>
      <text:p text:style-name="P3">c) Entre 90 e 100 milhões</text:p>
      <text:p text:style-name="P3">d) 1 bilhão</text:p>
      <text:p text:style-name="P3">e) <text:span text:style-name="T6">E</text:span>ntre 500 e 550 milhões</text:p>
      <text:p text:style-name="P3"/>
      <text:p text:style-name="P3">2<text:span text:style-name="T3">-</text:span> Quais as principais linhas imaginárias <text:span text:style-name="T3">qu</text:span>e cortam o Brasil?</text:p>
      <text:p text:style-name="P3"/>
      <text:p text:style-name="P3">a) Trópico de Capricórnio e Linha do Equador</text:p>
      <text:p text:style-name="P3"><text:soft-page-break/>b) Trópico de Câncer e Linha do Equador</text:p>
      <text:p text:style-name="P3">c) Trópico de Sagitário e Linha Venezuelana</text:p>
      <text:p text:style-name="P3">d) Trópico Tropical e Linha do Equador</text:p>
      <text:p text:style-name="P4">e) Trópico do Equador e Meridiano de Greenwich</text:p>
      <text:p text:style-name="P3"/>
      <text:p text:style-name="P5">3-Qual o estado brasileiro com a menor área (excluindo o Distrito Federal)?</text:p>
      <text:p text:style-name="P5"/>
      <text:p text:style-name="P5">a) Sergipe</text:p>
      <text:p text:style-name="P5">b) Espírito Santo</text:p>
      <text:p text:style-name="P5">c) Alagoas</text:p>
      <text:p text:style-name="P5">d) Rio Grande do Norte</text:p>
      <text:p text:style-name="P5">e) <text:span text:style-name="T7">Buenos Aires</text:span></text:p>
      <text:p text:style-name="P5"/>
      <text:p text:style-name="P5">4- Qual o estado brasileiro com a maior densidade demográfica (excluindo o Distrito Federal)?</text:p>
      <text:p text:style-name="P5"/>
      <text:p text:style-name="P5">a) Rio de Janeiro</text:p>
      <text:p text:style-name="P5">b) Flórida</text:p>
      <text:p text:style-name="P5">c) Mato Grosso</text:p>
      <text:p text:style-name="P5">d) São Paulo</text:p>
      <text:p text:style-name="P5">e) Maranhão</text:p>
      <text:p text:style-name="P5"/>
      <text:p text:style-name="P22">5- Qual município do estado do Rio de Janeiro tem o mesmo nome de uma região d<text:span text:style-name="T12">e Westeros (</text:span><text:span text:style-name="T5">Game of Thrones</text:span><text:span text:style-name="T12">)</text:span>?</text:p>
      <text:p text:style-name="P5"/>
      <text:p text:style-name="P5">a) Porto Real</text:p>
      <text:p text:style-name="P5">b) Cabo Frio</text:p>
      <text:p text:style-name="P5">c) Rio das Ostras</text:p>
      <text:p text:style-name="P5">d) Porto Branco</text:p>
      <text:p text:style-name="P5">e) Vilavelha</text:p>
      <text:p text:style-name="P5"/>
      <text:p text:style-name="P5">6- De acordo com o Censo 2010, o nome José apareceu em 5.754.529 brasileiros. Qual o estado em que este nome é mais comum?</text:p>
      <text:p text:style-name="P5"/>
      <text:p text:style-name="P5">a) Alagoas</text:p>
      <text:p text:style-name="P5">b) Paraná</text:p>
      <text:p text:style-name="P5">c) Mato Grosso</text:p>
      <text:p text:style-name="P5">d) Paraíba</text:p>
      <text:p text:style-name="P5">e) Belém</text:p>
      <text:p text:style-name="P5"/>
      <text:p text:style-name="P23">7- Qua<text:span text:style-name="T13">is</text:span> o<text:span text:style-name="T13">s</text:span> dia<text:span text:style-name="T13">s</text:span> em que se inicia<text:span text:style-name="T13">m</text:span> <text:span text:style-name="T13">o inverno e o verão</text:span> no Hemisfério Sul em 2017?</text:p>
      <text:p text:style-name="P23"/>
      <text:p text:style-name="P23">a) 21/06 <text:span text:style-name="T13">e</text:span> 21/12</text:p>
      <text:p text:style-name="P23">b) <text:span text:style-name="T13">20/03 e 22/09</text:span></text:p>
      <text:p text:style-name="P23">c) <text:span text:style-name="T13">01/07 e 12/12</text:span></text:p>
      <text:p text:style-name="P23">d) <text:span text:style-name="T13">20/05 e 20/11</text:span></text:p>
      <text:p text:style-name="P23">e) <text:span text:style-name="T13">22/06 e 20/12</text:span></text:p>
      <text:p text:style-name="P2"/>
      <text:p text:style-name="P9">8- Em que dia é comemorado o Aniversário do IBGE, o Dia do Estatístico e o Dia do Geógrafo?</text:p>
      <text:p text:style-name="P9"/>
      <text:p text:style-name="P9">a) 29 de maio</text:p>
      <text:p text:style-name="P9">b) todo dia é dia de comemorar a estatística e a geografia no Brasil</text:p>
      <text:p text:style-name="P9">c) 06 de maio</text:p>
      <text:p text:style-name="P9"><text:soft-page-break/>d) 22 de abril</text:p>
      <text:p text:style-name="P9">e) 07 de setembro</text:p>
      <text:p text:style-name="P2"/>
      <text:p text:style-name="P10">9- Quantos municípios o Brasil possui?</text:p>
      <text:p text:style-name="P10"/>
      <text:p text:style-name="P10">a) 5.570</text:p>
      <text:p text:style-name="P10">b) 27</text:p>
      <text:p text:style-name="P10">c) 112</text:p>
      <text:p text:style-name="P10">d) 16.994</text:p>
      <text:p text:style-name="P10">e) 4.003</text:p>
      <text:p text:style-name="P14"/>
      <text:p text:style-name="P17">10- Qual o município brasileiro que registrou o maior Índice de Desenvolvimento Humano Municipal em 2010?</text:p>
      <text:p text:style-name="P17"/>
      <text:p text:style-name="P17">a) São Caetano do Sul (SP)</text:p>
      <text:p text:style-name="P17">b) Porto Alegre (RS)</text:p>
      <text:p text:style-name="P17">c) Rio de Janeiro (RJ)</text:p>
      <text:p text:style-name="P17">d) Itajubá (MG)</text:p>
      <text:p text:style-name="P17">e) Paraíso do Tocantins (TO)</text:p>
      <text:p text:style-name="P17"/>
      <text:p text:style-name="P17"/>
      <text:p text:style-name="P8">Difícil</text:p>
      <text:p text:style-name="P2"/>
      <text:p text:style-name="P14">1- Qual o município que tem a maior população urbana de indígenas?</text:p>
      <text:p text:style-name="P14"/>
      <text:p text:style-name="P14">a) São <text:span text:style-name="T3">P</text:span>aulo</text:p>
      <text:p text:style-name="P14">b) Roraima</text:p>
      <text:p text:style-name="P14">c) Manaus</text:p>
      <text:p text:style-name="P14">d) Rondônia</text:p>
      <text:p text:style-name="P14">e) Florianópolis</text:p>
      <text:p text:style-name="P14"/>
      <text:p text:style-name="P13">2- Qual o estado brasileiro com o menor número de municípios (excluindo o Distrito Federal)?</text:p>
      <text:p text:style-name="P13"/>
      <text:p text:style-name="P13">a) Roraima</text:p>
      <text:p text:style-name="P13">b) Acre</text:p>
      <text:p text:style-name="P13">c) Valfenda</text:p>
      <text:p text:style-name="P13">d) Sergipe</text:p>
      <text:p text:style-name="P13">e) Santa Catarina</text:p>
      <text:p text:style-name="P13"/>
      <text:p text:style-name="P13">3- Quais as Unidades da Federação brasileiras com a maior e a menor renda média domiciliar <text:span text:style-name="T4">per capita</text:span>?</text:p>
      <text:p text:style-name="P13">a) Distrito Federal e Maranhão</text:p>
      <text:p text:style-name="P13">b) Rio Grande do Sul e Alagoas</text:p>
      <text:p text:style-name="P13">c) São Paulo e Pará</text:p>
      <text:p text:style-name="P13">d) Santa Catarina e Tocantins</text:p>
      <text:p text:style-name="P13">e) Minas Gerais e Mato Grosso</text:p>
      <text:p text:style-name="P5"/>
      <text:p text:style-name="P5">4- <text:span text:style-name="T10">Fernando de Noronha é um arquipélago pertencente a que estado</text:span>?</text:p>
      <text:p text:style-name="P5"/>
      <text:p text:style-name="P5">a) <text:span text:style-name="T10">Pernambuco</text:span></text:p>
      <text:p text:style-name="P5">b) <text:span text:style-name="T10">Rio Grande do Norte</text:span></text:p>
      <text:p text:style-name="P20">c) <text:span text:style-name="T10">Alagoas</text:span></text:p>
      <text:p text:style-name="P5"><text:soft-page-break/>d) <text:span text:style-name="T10">Piauí</text:span></text:p>
      <text:p text:style-name="P20">e) <text:span text:style-name="T10">Paraíba</text:span></text:p>
      <text:p text:style-name="P5"/>
      <text:p text:style-name="P5">5- Em todas as décadas desde 1930 até 2000, o nome mais popular no Brasil foi Maria. O segundo lugar, que costumava ser José, mudou na década de 1990. Qual o nome que passou a ser o segundo mais popular no país?</text:p>
      <text:p text:style-name="P5"/>
      <text:p text:style-name="P5">a) Ana</text:p>
      <text:p text:style-name="P5">b) João</text:p>
      <text:p text:style-name="P5">c) Rafael</text:p>
      <text:p text:style-name="P5">d) Julia</text:p>
      <text:p text:style-name="P5">e) Cleysson</text:p>
      <text:p text:style-name="P5"/>
      <text:p text:style-name="P13">6- <text:span text:style-name="T8">Que estado brasileiro tem o maior rebanho de búfalos</text:span></text:p>
      <text:p text:style-name="P13"/>
      <text:p text:style-name="P13">a) <text:span text:style-name="T8">Pará</text:span></text:p>
      <text:p text:style-name="P19">b) <text:span text:style-name="T8">Mato Grosso</text:span></text:p>
      <text:p text:style-name="P13">c) <text:span text:style-name="T8">Rio Grande do Sul</text:span></text:p>
      <text:p text:style-name="P13">d) <text:span text:style-name="T8">Maranhão</text:span></text:p>
      <text:p text:style-name="P13">e) <text:span text:style-name="T8">Minas Gerais</text:span></text:p>
      <text:p text:style-name="P2"/>
      <text:p text:style-name="P15">7- Qual o ano em que ocorreu o primeiro Censo Demográfico no Brasil?</text:p>
      <text:p text:style-name="P15"/>
      <text:p text:style-name="P15">a) 1872</text:p>
      <text:p text:style-name="P15">b) 1940</text:p>
      <text:p text:style-name="P15">c) 2001</text:p>
      <text:p text:style-name="P15">d) 1502</text:p>
      <text:p text:style-name="P15">e) 1650</text:p>
      <text:p text:style-name="P15"/>
      <text:p text:style-name="P24">8- Quais <text:span text:style-name="T13">destes estão entre os novos</text:span> municípios incorporados ao mapa do Brasil em 2014?</text:p>
      <text:p text:style-name="P24"/>
      <text:p text:style-name="P24">a) Pinto Bandeira (RS) <text:span text:style-name="T13">e</text:span> Paraíso das Águas (MT)</text:p>
      <text:p text:style-name="P24">b) São Gonçalo (RJ) <text:span text:style-name="T13">e</text:span> Cabedelo (PB)</text:p>
      <text:p text:style-name="P24">c) Abaíra (BA) e Açailândia (MA)</text:p>
      <text:p text:style-name="P24">d) Bacuri (MA) <text:span text:style-name="T13">e</text:span> Ceará-Mirim (RN)</text:p>
      <text:p text:style-name="P24">e) Chapada de Areia (TO) <text:span text:style-name="T13">e</text:span> Flórida (PR)</text:p>
      <text:p text:style-name="P10"/>
      <text:p text:style-name="P16">9- Qual dos seguintes animais é uma espécie em extinção do Bioma da Amazônia?</text:p>
      <text:p text:style-name="P16"/>
      <text:p text:style-name="P16">a) Ariranha</text:p>
      <text:p text:style-name="P16">b) Mico leão dourado</text:p>
      <text:p text:style-name="P18">c) <text:span text:style-name="T8">Baleia-franca</text:span></text:p>
      <text:p text:style-name="P16">d) Lesmas de fogo</text:p>
      <text:p text:style-name="P16">e) Dragão de comodo</text:p>
      <text:p text:style-name="P16"/>
      <text:p text:style-name="P11">10- O semiárido brasileiro é uma região que abrange quantos estados, e qual(is) a(s) Grande(s) Região(ões) em que se localizam?</text:p>
      <text:p text:style-name="P11"/>
      <text:p text:style-name="P11">a) 9 estados das Regiões Nordeste e Sudeste</text:p>
      <text:p text:style-name="P11">b) 9 estados da Região Nordeste</text:p>
      <text:p text:style-name="P11">b) 10 estados das Regiões Centro-Oeste e Nordeste</text:p>
      <text:p text:style-name="P11">c) 10 estados da Região Nordeste</text:p>
      <text:p text:style-name="P11"><text:soft-page-break/>e) 8 estados das Regiões Arrakis e Tatoo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44:58.343000000</meta:creation-date>
    <dc:date>2017-06-09T16:29:02.070000000</dc:date>
    <meta:editing-duration>PT1H44M42S</meta:editing-duration>
    <meta:editing-cycles>17</meta:editing-cycles>
    <meta:generator>LibreOffice/4.3.3.2$Windows_x86 LibreOffice_project/9bb7eadab57b6755b1265afa86e04bf45fbfc644</meta:generator>
    <meta:document-statistic meta:table-count="0" meta:image-count="0" meta:object-count="0" meta:page-count="6" meta:paragraph-count="185" meta:word-count="945" meta:character-count="4897" meta:non-whitespace-character-count="4135"/>
  </office:meta>
</office:document-meta>
</file>